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ba347" officeooo:paragraph-rsid="001ba347"/>
    </style:style>
    <style:style style:name="P2" style:family="paragraph" style:parent-style-name="Standard">
      <style:text-properties officeooo:paragraph-rsid="0020a9b5"/>
    </style:style>
    <style:style style:name="P3" style:family="paragraph" style:parent-style-name="Standard">
      <style:text-properties officeooo:rsid="00244e6f" officeooo:paragraph-rsid="00244e6f"/>
    </style:style>
    <style:style style:name="T1" style:family="text">
      <style:text-properties officeooo:rsid="0020a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başla</text:p>
      <text:p text:style-name="P2"><text:span text:style-name="T1">2.YAZ “puan giriniz”</text:span></text:p>
      <text:p text:style-name="P2"><text:span text:style-name="T1">3. OKU puan</text:span></text:p>
      <text:p text:style-name="P3">4. Eğer(puan&gt;=0 &amp;&amp; puan &lt;50) ise not=1</text:p>
      <text:p text:style-name="P3">5. Değilse (puan &gt;=50 &amp;&amp; puan&lt;60) ise not=2</text:p>
      <text:p text:style-name="P3">6.Değilse (puan&gt;=60 &amp;&amp; puan&lt;70 ) ise not=3</text:p>
      <text:p text:style-name="P3">7.Değilse (puan&gt;=70 &amp;&amp; puan &lt;85) ise not=4</text:p>
      <text:p text:style-name="P3">8. Değilse not = 5</text:p>
      <text:p text:style-name="P3">9. Biti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4T13:59:33.240460793</meta:creation-date>
    <dc:date>2020-03-25T11:15:10.202501633</dc:date>
    <meta:editing-duration>PT21H5M24S</meta:editing-duration>
    <meta:editing-cycles>5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9" meta:word-count="44" meta:character-count="230" meta:non-whitespace-character-count="195"/>
  </office:meta>
</office:document-meta>
</file>